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center" draw:textarea-vertical-align="middle"/>
    </style:style>
    <style:style style:name="gr5" style:family="graphic" style:parent-style-name="standard">
      <style:graphic-properties draw:marker-start="" draw:marker-start-width="0.2cm" draw:marker-end="Arrow_20_concave" draw:marker-end-width="0.2cm" draw:textarea-horizontal-align="center" draw:textarea-vertical-align="middle"/>
    </style:style>
    <style:style style:name="gr6" style:family="graphic" style:parent-style-name="standard">
      <style:graphic-properties draw:fill="solid" draw:fill-color="#e6e64c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start="" draw:marker-start-width="0.2cm" draw:marker-end="Arrow_20_concave" draw:marker-end-width="0.2cm" draw:textarea-horizontal-align="center" draw:textarea-vertical-align="middle"/>
    </style:style>
    <style:style style:name="gr8" style:family="graphic" style:parent-style-name="standard">
      <style:graphic-properties draw:fill-color="#ccffff" draw:textarea-horizontal-align="center" draw:textarea-vertical-align="middle"/>
    </style:style>
    <style:style style:name="gr9" style:family="graphic" style:parent-style-name="standard">
      <style:graphic-properties draw:fill="solid" draw:fill-color="#ccffff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draw:shadow-offset-x="0.305cm" draw:shadow-offset-y="0.3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12" style:family="graphic" style:parent-style-name="standard">
      <style:graphic-properties draw:fill="solid" draw:fill-color="#e6e6e6" draw:textarea-horizontal-align="left" draw:textarea-vertical-align="top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paragraph-properties fo:text-align="justify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cm" svg:height="3cm" svg:x="16.1cm" svg:y="15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071cm" svg:height="0.962cm" svg:x="0.771cm" svg:y="1cm">
          <draw:text-box>
            <text:p>HPPC high-level interfaces</text:p>
          </draw:text-box>
        </draw:frame>
        <draw:rect draw:style-name="gr3" draw:text-style-name="P2" draw:id="id1" draw:layer="layout" svg:width="3.5cm" svg:height="0.5cm" svg:x="4.9cm" svg:y="5.2cm">
          <draw:glue-point draw:id="4" svg:x="1cm" svg:y="-5.02cm"/>
          <draw:glue-point draw:id="5" svg:x="2.428cm" svg:y="-5.02cm"/>
          <text:p text:style-name="P1"><text:span text:style-name="T1">ObjectContainer&lt;KType&gt;</text:span></text:p>
        </draw:rect>
        <draw:rect draw:style-name="gr4" draw:text-style-name="P3" draw:id="id2" draw:layer="layout" svg:width="4cm" svg:height="0.5cm" svg:x="4.65cm" svg:y="3cm">
          <text:p text:style-name="P1"><text:span text:style-name="T1">Iterable&lt;ObjectCursor&lt;KType&gt;&gt;</text:span></text:p>
        </draw:rect>
        <draw:rect draw:style-name="gr3" draw:text-style-name="P2" draw:id="id3" draw:layer="layout" svg:width="4cm" svg:height="0.5cm" svg:x="4.65cm" svg:y="8.8cm">
          <text:p text:style-name="P1"><text:span text:style-name="T1">ObjectIndexedContainer&lt;KType&gt;</text:span></text:p>
        </draw:rect>
        <draw:connector draw:name="index-aligned" draw:style-name="gr5" draw:text-style-name="P1" draw:layer="layout" svg:x1="6.65cm" svg:y1="5.2cm" svg:x2="6.65cm" svg:y2="3.5cm" draw:start-shape="id1" draw:start-glue-point="0" draw:end-shape="id2" draw:end-glue-point="2" svg:d="m6650 5200v-1700">
          <text:p/>
        </draw:connector>
        <draw:rect draw:style-name="gr3" draw:text-style-name="P2" draw:id="id4" draw:layer="layout" svg:width="3.5cm" svg:height="0.5cm" svg:x="4.9cm" svg:y="7cm">
          <text:p text:style-name="P1"><text:span text:style-name="T1">ObjectCollection&lt;KType&gt;</text:span></text:p>
        </draw:rect>
        <draw:rect draw:style-name="gr3" draw:text-style-name="P2" draw:id="id5" draw:layer="layout" svg:width="3.5cm" svg:height="0.5cm" svg:x="10.1cm" svg:y="8.8cm">
          <text:p text:style-name="P1"><text:span text:style-name="T1">ObjectDeque&lt;KType&gt;</text:span></text:p>
        </draw:rect>
        <draw:rect draw:style-name="gr6" draw:text-style-name="P3" draw:id="id9" draw:layer="layout" svg:width="3.3cm" svg:height="0.5cm" svg:x="1.2cm" svg:y="11cm">
          <text:p text:style-name="P1"><text:span text:style-name="T1">ObjectCursor&lt;KType&gt;</text:span></text:p>
        </draw:rect>
        <draw:connector draw:name="index-aligned" draw:style-name="gr5" draw:text-style-name="P1" draw:layer="layout" svg:x1="6.65cm" svg:y1="8.8cm" svg:x2="6.65cm" svg:y2="7.5cm" draw:start-shape="id3" draw:start-glue-point="0" draw:end-shape="id4" draw:end-glue-point="2" svg:d="m6650 8800v-1300">
          <text:p/>
        </draw:connector>
        <draw:connector draw:name="index-aligned" draw:style-name="gr5" draw:text-style-name="P1" draw:layer="layout" svg:x1="11.85cm" svg:y1="8.8cm" svg:x2="8.4cm" svg:y2="7.25cm" draw:start-shape="id5" draw:start-glue-point="0" draw:end-shape="id4" draw:end-glue-point="1" svg:d="m11850 8800v-1550h-3450">
          <text:p/>
        </draw:connector>
        <draw:connector draw:name="index-aligned" draw:style-name="gr5" draw:text-style-name="P1" draw:layer="layout" svg:x1="6.65cm" svg:y1="7cm" svg:x2="6.65cm" svg:y2="5.7cm" draw:start-shape="id4" draw:start-glue-point="0" draw:end-shape="id1" draw:end-glue-point="2" svg:d="m6650 7000v-1300">
          <text:p/>
        </draw:connector>
        <draw:rect draw:style-name="gr3" draw:text-style-name="P2" draw:id="id6" draw:layer="layout" svg:width="3.5cm" svg:height="0.5cm" svg:x="14.1cm" svg:y="8.8cm">
          <text:p text:style-name="P1"><text:span text:style-name="T1">ObjectSet&lt;KType&gt;</text:span></text:p>
        </draw:rect>
        <draw:connector draw:name="index-aligned" draw:style-name="gr5" draw:text-style-name="P1" draw:layer="layout" svg:x1="15.85cm" svg:y1="8.8cm" svg:x2="8.4cm" svg:y2="7.25cm" draw:start-shape="id6" draw:start-glue-point="0" draw:end-shape="id4" draw:end-glue-point="1" svg:d="m15850 8800v-1550h-7450">
          <text:p/>
        </draw:connector>
        <draw:rect draw:style-name="gr3" draw:text-style-name="P2" draw:id="id7" draw:layer="layout" svg:width="4cm" svg:height="0.5cm" svg:x="9.3cm" svg:y="5.2cm">
          <draw:glue-point draw:id="4" svg:x="-4.25cm" svg:y="5.02cm"/>
          <text:p text:style-name="P1"><text:span text:style-name="T1">ObjectLookupContainer&lt;KType&gt;</text:span></text:p>
        </draw:rect>
        <draw:connector draw:name="index-aligned" draw:style-name="gr5" draw:text-style-name="P1" draw:layer="layout" svg:x1="9.3cm" svg:y1="5.45cm" svg:x2="8.4cm" svg:y2="5.45cm" draw:start-shape="id7" draw:start-glue-point="3" draw:end-shape="id1" draw:end-glue-point="1" svg:d="m9300 5450h-900">
          <text:p/>
        </draw:connector>
        <draw:rect draw:style-name="gr4" draw:text-style-name="P3" draw:id="id8" draw:layer="layout" svg:width="4cm" svg:height="0.5cm" svg:x="9cm" svg:y="3cm">
          <text:p text:style-name="P1"><text:span text:style-name="T1">RandomAccess</text:span></text:p>
        </draw:rect>
        <draw:connector draw:name="index-aligned" draw:style-name="gr5" draw:text-style-name="P1" draw:layer="layout" svg:x1="4.65cm" svg:y1="9.05cm" svg:x2="11cm" svg:y2="3cm" draw:start-shape="id3" draw:start-glue-point="3" draw:end-shape="id8" draw:end-glue-point="0" svg:d="m4650 9050h-501v-6551h6851v501">
          <text:p/>
        </draw:connector>
        <draw:connector draw:name="index-aligned" draw:style-name="gr7" draw:text-style-name="P1" draw:layer="layout" svg:x1="7cm" svg:y1="5.2cm" svg:x2="2.85cm" svg:y2="11cm" draw:start-shape="id1" draw:start-glue-point="4" draw:end-shape="id9" draw:end-glue-point="0" svg:d="m7000 5200v-501h-4150v6301">
          <text:p/>
        </draw:connector>
        <draw:rect draw:style-name="gr6" draw:text-style-name="P3" draw:id="id10" draw:layer="layout" svg:width="3.5cm" svg:height="0.5cm" svg:x="10.1cm" svg:y="11cm">
          <text:p text:style-name="P1"><text:span text:style-name="T1">ObjectArrayDeque&lt;KType&gt;</text:span></text:p>
        </draw:rect>
        <draw:connector draw:name="index-aligned" draw:style-name="gr5" draw:text-style-name="P1" draw:layer="layout" svg:x1="11.85cm" svg:y1="11cm" svg:x2="11.85cm" svg:y2="9.3cm" draw:start-shape="id10" draw:start-glue-point="0" draw:end-shape="id5" draw:end-glue-point="2" svg:d="m11850 11000v-1700">
          <text:p/>
        </draw:connector>
        <draw:rect draw:style-name="gr6" draw:text-style-name="P3" draw:id="id11" draw:layer="layout" svg:width="3.5cm" svg:height="0.5cm" svg:x="14.1cm" svg:y="11cm">
          <text:p text:style-name="P1"><text:span text:style-name="T1">ObjectOpenHashSet&lt;KType&gt;</text:span></text:p>
        </draw:rect>
        <draw:connector draw:name="index-aligned" draw:style-name="gr5" draw:text-style-name="P1" draw:layer="layout" svg:x1="15.85cm" svg:y1="11cm" svg:x2="15.85cm" svg:y2="9.3cm" draw:start-shape="id11" draw:start-glue-point="0" draw:end-shape="id6" draw:end-glue-point="2" svg:d="m15850 11000v-1700">
          <text:p/>
        </draw:connector>
        <draw:rect draw:style-name="gr6" draw:text-style-name="P3" draw:id="id12" draw:layer="layout" svg:width="3.5cm" svg:height="0.5cm" svg:x="4.9cm" svg:y="11cm">
          <text:p text:style-name="P1"><text:span text:style-name="T1">ObjectArrayList&lt;KType&gt;</text:span></text:p>
        </draw:rect>
        <draw:rect draw:style-name="gr6" draw:text-style-name="P3" draw:id="id13" draw:layer="layout" svg:width="3.5cm" svg:height="0.5cm" svg:x="4.9cm" svg:y="12.6cm">
          <text:p text:style-name="P1"><text:span text:style-name="T1">ObjectStack&lt;KType&gt;</text:span></text:p>
        </draw:rect>
        <draw:connector draw:name="index-aligned" draw:style-name="gr5" draw:text-style-name="P1" draw:layer="layout" svg:x1="6.65cm" svg:y1="11cm" svg:x2="6.65cm" svg:y2="9.3cm" draw:start-shape="id12" draw:start-glue-point="0" draw:end-shape="id3" draw:end-glue-point="2" svg:d="m6650 11000v-1700">
          <text:p/>
        </draw:connector>
        <draw:connector draw:name="index-aligned" draw:style-name="gr5" draw:text-style-name="P1" draw:layer="layout" svg:x1="6.65cm" svg:y1="12.6cm" svg:x2="6.65cm" svg:y2="11.5cm" draw:start-shape="id13" draw:start-glue-point="0" draw:end-shape="id12" draw:end-glue-point="2" svg:d="m6650 12600v-1100">
          <text:p/>
        </draw:connector>
        <draw:rect draw:style-name="gr6" draw:text-style-name="P3" draw:id="id15" draw:layer="layout" svg:width="3.5cm" svg:height="0.5cm" svg:x="19cm" svg:y="11cm">
          <text:p text:style-name="P1"><text:span text:style-name="T1">BitSet</text:span></text:p>
        </draw:rect>
        <draw:connector draw:name="index-aligned" draw:style-name="gr5" draw:text-style-name="P1" draw:layer="layout" svg:x1="17.6cm" svg:y1="11.25cm" svg:x2="13.3cm" svg:y2="5.45cm" draw:start-shape="id11" draw:start-glue-point="1" draw:end-shape="id7" draw:end-glue-point="1" svg:d="m17600 11250h501v-5800h-4801">
          <text:p/>
        </draw:connector>
        <draw:rect draw:style-name="gr8" draw:text-style-name="P2" draw:layer="layout" svg:width="4cm" svg:height="0.5cm" svg:x="18.8cm" svg:y="7.6cm">
          <text:p text:style-name="P1"><text:span text:style-name="T1">IntLookupContainer</text:span></text:p>
        </draw:rect>
        <draw:rect draw:style-name="gr9" draw:text-style-name="P2" draw:layer="layout" svg:width="4cm" svg:height="0.5cm" svg:x="18.8cm" svg:y="8.6cm">
          <text:p text:style-name="P1"><text:span text:style-name="T1">LongLookupContainer</text:span></text:p>
        </draw:rect>
        <draw:connector draw:name="index-aligned" draw:style-name="gr7" draw:text-style-name="P1" draw:layer="layout" svg:x1="11.3cm" svg:y1="5.2cm" svg:x2="20.75cm" svg:y2="6.8cm" draw:start-shape="id7" draw:start-glue-point="0" draw:end-shape="id14" draw:end-glue-point="0" svg:d="m11300 5200v-501h9450v2101">
          <text:p/>
        </draw:connector>
        <draw:custom-shape draw:style-name="gr10" draw:text-style-name="P1" draw:id="id14" draw:layer="layout" svg:width="4.5cm" svg:height="3cm" svg:x="18.5cm" svg:y="6.8cm">
          <text:p/>
          <draw:enhanced-geometry svg:viewBox="0 0 21600 21600" draw:type="rectangle" draw:enhanced-path="M 0 0 L 21600 0 21600 21600 0 21600 0 0 Z N"/>
        </draw:custom-shape>
        <draw:connector draw:name="index-aligned" draw:style-name="gr7" draw:text-style-name="P3" draw:layer="layout" svg:x1="20.75cm" svg:y1="11cm" svg:x2="20.75cm" svg:y2="9.8cm" draw:start-shape="id15" draw:start-glue-point="0" draw:end-shape="id14" svg:d="m20750 11000v-1200">
          <text:p/>
        </draw:connector>
        <draw:frame draw:style-name="gr2" draw:text-style-name="P4" draw:layer="layout" svg:width="3.393cm" svg:height="0.801cm" svg:x="20.607cm" svg:y="10.1cm">
          <draw:text-box>
            <text:p><text:span text:style-name="T1">.asIntLookupContainer()</text:span></text:p>
            <text:p><text:span text:style-name="T1">.asLongLookupContainer()</text:span></text:p>
          </draw:text-box>
        </draw:frame>
        <draw:frame draw:style-name="gr11" draw:text-style-name="P4" draw:layer="layout" svg:width="1.586cm" svg:height="0.862cm" svg:x="16.814cm" svg:y="4cm">
          <draw:text-box>
            <text:p><text:span text:style-name="T1">generates</text:span></text:p>
          </draw:text-box>
        </draw:frame>
        <draw:frame draw:style-name="gr11" draw:text-style-name="P4" draw:layer="layout" svg:width="1.852cm" svg:height="0.862cm" svg:x="1.7cm" svg:y="4cm">
          <draw:text-box>
            <text:p><text:span text:style-name="T1">Iterable over</text:span></text:p>
          </draw:text-box>
        </draw:frame>
        <draw:rect draw:style-name="gr6" draw:text-style-name="P3" draw:id="id20" draw:layer="layout" svg:width="3.3cm" svg:height="0.5cm" svg:x="1.2cm" svg:y="12.6cm">
          <text:p text:style-name="P1"><text:span text:style-name="T1">ObjectObjectCursor&lt;KType&gt;</text:span></text:p>
        </draw:rect>
        <draw:rect draw:style-name="gr3" draw:text-style-name="P2" draw:id="id16" draw:layer="layout" svg:width="6cm" svg:height="0.5cm" svg:x="3.7cm" svg:y="17cm">
          <draw:glue-point draw:id="4" svg:x="1cm" svg:y="-5.02cm"/>
          <draw:glue-point draw:id="5" svg:x="2.428cm" svg:y="-5.02cm"/>
          <text:p text:style-name="P1"><text:span text:style-name="T1">ObjectObjectAssociativeContainer&lt;KType, VType&gt;</text:span></text:p>
        </draw:rect>
        <draw:rect draw:style-name="gr4" draw:text-style-name="P3" draw:id="id17" draw:layer="layout" svg:width="4.5cm" svg:height="0.5cm" svg:x="4.45cm" svg:y="18.5cm">
          <text:p text:style-name="P1"><text:span text:style-name="T1">Iterable&lt;ObjectObjectCursor&lt;KType&gt;&gt;</text:span></text:p>
        </draw:rect>
        <draw:connector draw:name="index-aligned" draw:style-name="gr5" draw:text-style-name="P1" draw:layer="layout" svg:x1="6.7cm" svg:y1="17.5cm" svg:x2="6.7cm" svg:y2="18.5cm" draw:start-shape="id16" draw:start-glue-point="2" draw:end-shape="id17" draw:end-glue-point="0" svg:d="m6700 17500v1000">
          <text:p/>
        </draw:connector>
        <draw:rect draw:style-name="gr3" draw:text-style-name="P2" draw:id="id18" draw:layer="layout" svg:width="6cm" svg:height="0.5cm" svg:x="3.7cm" svg:y="15.4cm">
          <draw:glue-point draw:id="4" svg:x="1cm" svg:y="-5.02cm"/>
          <draw:glue-point draw:id="5" svg:x="2.428cm" svg:y="-5.02cm"/>
          <text:p text:style-name="P1"><text:span text:style-name="T1">ObjectObjectMap&lt;KType, VType&gt;</text:span></text:p>
        </draw:rect>
        <draw:connector draw:name="index-aligned" draw:style-name="gr5" draw:text-style-name="P1" draw:layer="layout" svg:x1="6.7cm" svg:y1="15.9cm" svg:x2="6.7cm" svg:y2="17cm" draw:start-shape="id18" draw:start-glue-point="2" draw:end-shape="id16" draw:end-glue-point="0" svg:d="m6700 15900v1100">
          <text:p/>
        </draw:connector>
        <draw:rect draw:style-name="gr6" draw:text-style-name="P3" draw:id="id19" draw:layer="layout" svg:width="5.1cm" svg:height="0.5cm" svg:x="4.15cm" svg:y="14cm">
          <text:p text:style-name="P1"><text:span text:style-name="T1">ObjectObjectOpenHashMap&lt;KType, VType&gt;</text:span></text:p>
        </draw:rect>
        <draw:connector draw:name="index-aligned" draw:style-name="gr5" draw:text-style-name="P1" draw:layer="layout" svg:x1="6.7cm" svg:y1="14.5cm" svg:x2="6.7cm" svg:y2="15.4cm" draw:start-shape="id19" draw:start-glue-point="2" draw:end-shape="id18" draw:end-glue-point="0" svg:d="m6700 14500v900">
          <text:p/>
        </draw:connector>
        <draw:connector draw:name="index-aligned" draw:style-name="gr7" draw:text-style-name="P1" draw:layer="layout" svg:x1="3.7cm" svg:y1="17.25cm" svg:x2="2.85cm" svg:y2="13.1cm" draw:start-shape="id16" draw:start-glue-point="3" draw:end-shape="id20" draw:end-glue-point="2" svg:d="m3700 17250h-850v-4150">
          <text:p/>
        </draw:connector>
        <draw:frame draw:style-name="gr11" draw:text-style-name="P4" draw:layer="layout" svg:width="1.852cm" svg:height="0.862cm" svg:x="1.5cm" svg:y="17.138cm">
          <draw:text-box>
            <text:p><text:span text:style-name="T1">Iterable over</text:span></text:p>
          </draw:text-box>
        </draw:frame>
        <draw:connector draw:name="index-aligned" draw:style-name="gr5" draw:text-style-name="P1" draw:layer="layout" draw:line-skew="3.611cm" svg:x1="9.7cm" svg:y1="17.25cm" svg:x2="8.4cm" svg:y2="7.25cm" draw:start-shape="id16" draw:start-glue-point="1" draw:end-shape="id4" svg:d="m9700 17250h4112v-10000h-5412">
          <text:p/>
        </draw:connector>
        <draw:frame draw:style-name="gr2" draw:text-style-name="P4" draw:layer="layout" svg:width="1.476cm" svg:height="0.526cm" svg:x="10.4cm" svg:y="16.737cm">
          <draw:text-box>
            <text:p><text:span text:style-name="T1">.keySet()</text:span></text:p>
          </draw:text-box>
        </draw:frame>
        <draw:connector draw:name="index-aligned" draw:style-name="gr5" draw:text-style-name="P1" draw:layer="layout" draw:line-skew="3.65cm" svg:x1="6.7cm" svg:y1="14cm" svg:x2="9.6cm" svg:y2="5.7cm" draw:start-shape="id19" draw:start-glue-point="0" draw:end-shape="id7" draw:end-glue-point="4" svg:d="m6700 14000v-500h2900v-7800">
          <text:p/>
        </draw:connector>
        <draw:frame draw:style-name="gr2" draw:text-style-name="P4" draw:layer="layout" svg:width="1.476cm" svg:height="0.526cm" svg:x="9.5cm" svg:y="12.974cm">
          <draw:text-box>
            <text:p><text:span text:style-name="T1">.keySet()</text:span></text:p>
          </draw:text-box>
        </draw:frame>
        <draw:frame draw:style-name="gr12" draw:text-style-name="P5" draw:layer="layout" svg:width="7.1cm" svg:height="1.626cm" svg:x="16.1cm" svg:y="13.874cm">
          <draw:text-box>
            <text:p text:style-name="P5"><text:span text:style-name="T1">This interface hierarchy creates a similar pattern for all primitive types and type combinations. So, an ObjectCollection becomes IntCollection or ByteCollection, correspondingly. An ObjectObjectMap becomes IntLongMap or LongIntMap, depending on the combination of types.</text:span></text:p>
          </draw:text-box>
        </draw:frame>
        <draw:rect draw:style-name="gr3" draw:text-style-name="P2" draw:layer="layout" svg:width="2cm" svg:height="0.5cm" svg:x="19.9cm" svg:y="17.3cm">
          <text:p text:style-name="P1"><text:span text:style-name="T1">HPPC interface</text:span></text:p>
        </draw:rect>
        <draw:rect draw:style-name="gr4" draw:text-style-name="P3" draw:layer="layout" svg:width="2.5cm" svg:height="0.5cm" svg:x="16.3cm" svg:y="16.1cm">
          <text:p text:style-name="P1"><text:span text:style-name="T1">JRE class/ interface</text:span></text:p>
        </draw:rect>
        <draw:rect draw:style-name="gr6" draw:text-style-name="P3" draw:layer="layout" svg:width="2cm" svg:height="0.5cm" svg:x="19.9cm" svg:y="18.1cm">
          <text:p text:style-name="P1"><text:span text:style-name="T1">HPPC class</text:span></text:p>
        </draw:rect>
        <draw:rect draw:style-name="gr9" draw:text-style-name="P3" draw:layer="layout" svg:width="3.5cm" svg:height="0.9cm" svg:x="19.3cm" svg:y="16.1cm">
          <text:p text:style-name="P1"><text:span text:style-name="T1">HPPC interface</text:span></text:p>
          <text:p text:style-name="P1"><text:span text:style-name="T1">(generated primitive version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wid Weiss</meta:initial-creator>
    <meta:creation-date>2010-03-28T13:16:39.03</meta:creation-date>
    <dc:date>2010-04-28T10:36:49</dc:date>
    <dc:creator>Dawid Weiss</dc:creator>
    <meta:editing-duration>PT02H15M37S</meta:editing-duration>
    <meta:editing-cycles>86</meta:editing-cycles>
    <meta:generator>OpenOffice.org/3.1$Unix OpenOffice.org_project/310m19$Build-9420</meta:generator>
    <meta:document-statistic meta:object-count="56"/>
  </office:meta>
</office:document-meta>
</file>